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Franklin Gothic Medium" svg:font-family="'Franklin Gothic Mediu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OBJECT_7e_LT_7e_Untertitel">
      <style:paragraph-properties fo:margin-left="0in" fo:margin-right="0in" fo:margin-top="0in" fo:margin-bottom="0in" loext:contextual-spacing="false" fo:line-height="90%" fo:text-align="start" style:justify-single-word="false" fo:text-indent="0in" style:auto-text-indent="false" style:writing-mode="lr-tb"/>
      <style:text-properties fo:color="#000000" fo:font-size="12pt" style:font-size-asian="12pt" style:font-size-complex="12pt"/>
    </style:style>
    <style:style style:name="P2" style:family="paragraph" style:parent-style-name="OBJECT_7e_LT_7e_Untertitel">
      <style:paragraph-properties fo:margin-left="0in" fo:margin-right="0in" fo:margin-top="0in" fo:margin-bottom="0in" loext:contextual-spacing="false" fo:line-height="90%" fo:text-align="start" style:justify-single-word="false" fo:text-indent="0in" style:auto-text-indent="false" style:writing-mode="lr-tb"/>
      <style:text-properties fo:color="#000000" fo:font-size="12pt" officeooo:paragraph-rsid="000322cb" style:font-size-asian="12pt" style:font-size-complex="12pt"/>
    </style:style>
    <style:style style:name="P3" style:family="paragraph" style:parent-style-name="OBJECT_7e_LT_7e_Untertitel">
      <style:paragraph-properties fo:margin-left="0in" fo:margin-right="0in" fo:margin-top="0.0972in" fo:margin-bottom="0in" loext:contextual-spacing="false" fo:line-height="90%" fo:text-align="start" style:justify-single-word="false" fo:text-indent="0in" style:auto-text-indent="false" style:writing-mode="lr-tb">
        <style:tab-stops>
          <style:tab-stop style:position="0in"/>
        </style:tab-stops>
      </style:paragraph-properties>
      <style:text-properties fo:color="#000000" fo:font-size="12pt" style:font-size-asian="12pt" style:font-size-complex="12pt"/>
    </style:style>
    <style:style style:name="P4" style:family="paragraph" style:parent-style-name="OBJECT_7e_LT_7e_Untertitel">
      <style:paragraph-properties fo:margin-left="0in" fo:margin-right="0in" fo:margin-top="0.0972in" fo:margin-bottom="0in" loext:contextual-spacing="false" fo:line-height="90%" fo:text-align="start" style:justify-single-word="false" fo:text-indent="0in" style:auto-text-indent="false" style:writing-mode="lr-tb">
        <style:tab-stops>
          <style:tab-stop style:position="0in"/>
        </style:tab-stops>
      </style:paragraph-properties>
      <style:text-properties fo:color="#000000" fo:font-size="12pt" officeooo:paragraph-rsid="000322cb" style:font-size-asian="12pt" style:font-size-complex="12pt"/>
    </style:style>
    <style:style style:name="P5" style:family="paragraph" style:parent-style-name="OBJECT_7e_LT_7e_Untertitel">
      <style:paragraph-properties fo:margin-left="0.611in" fo:margin-right="0in" fo:margin-top="0.0972in" fo:margin-bottom="0in" loext:contextual-spacing="false" fo:line-height="90%" fo:text-align="start" style:justify-single-word="false" fo:text-indent="0in" style:auto-text-indent="false" style:writing-mode="lr-tb">
        <style:tab-stops>
          <style:tab-stop style:position="0in"/>
        </style:tab-stops>
      </style:paragraph-properties>
      <style:text-properties fo:color="#000000" fo:font-size="12pt" style:font-size-asian="12pt" style:font-size-complex="12pt"/>
    </style:style>
    <style:style style:name="P6" style:family="paragraph" style:parent-style-name="Standard">
      <style:text-properties officeooo:rsid="0001bd7a" officeooo:paragraph-rsid="0001bd7a"/>
    </style:style>
    <style:style style:name="P7" style:family="paragraph" style:parent-style-name="Standard">
      <style:text-properties officeooo:paragraph-rsid="0001bd7a"/>
    </style:style>
    <style:style style:name="P8" style:family="paragraph" style:parent-style-name="Standard">
      <style:text-properties fo:color="#000000" fo:font-size="12pt" officeooo:rsid="0001bd7a" officeooo:paragraph-rsid="0001bd7a" style:font-size-asian="12pt" style:font-size-complex="12pt"/>
    </style:style>
    <style:style style:name="P9" style:family="paragraph" style:parent-style-name="Standard">
      <style:text-properties fo:color="#000000" fo:font-size="12pt" officeooo:rsid="0003ab7d" officeooo:paragraph-rsid="0003ab7d" style:font-size-asian="12pt" style:font-size-complex="12pt"/>
    </style:style>
    <style:style style:name="P10" style:family="paragraph" style:parent-style-name="Standard">
      <style:text-properties fo:color="#000000" fo:font-size="12pt" officeooo:rsid="00053d44" officeooo:paragraph-rsid="00053d44" style:font-size-asian="12pt" style:font-size-complex="12pt"/>
    </style:style>
    <style:style style:name="P11" style:family="paragraph" style:parent-style-name="Standard">
      <style:text-properties fo:color="#000000" fo:font-size="12pt" officeooo:rsid="00054388" officeooo:paragraph-rsid="00054388" style:font-size-asian="12pt" style:font-size-complex="12pt"/>
    </style:style>
    <style:style style:name="T1" style:family="text">
      <style:text-properties officeooo:rsid="0001bd7a"/>
    </style:style>
    <style:style style:name="T2" style:family="text">
      <style:text-properties style:font-name="Franklin Gothic Medium" fo:letter-spacing="normal"/>
    </style:style>
    <style:style style:name="T3" style:family="text">
      <style:text-properties style:font-name="Franklin Gothic Medium" fo:letter-spacing="normal" officeooo:rsid="0001bd7a"/>
    </style:style>
    <style:style style:name="T4" style:family="text">
      <style:text-properties style:font-name="Franklin Gothic Medium" fo:letter-spacing="normal" officeooo:rsid="00053d44"/>
    </style:style>
    <style:style style:name="T5" style:family="text">
      <style:text-properties fo:color="#000000" style:font-name="Franklin Gothic Medium" fo:font-size="12pt" fo:letter-spacing="normal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- Los objetos se crean en tiempo de ejecucion</text:p>
      <text:p text:style-name="P6"/>
      <text:p text:style-name="P6">2-</text:p>
      <text:p text:style-name="P6">3-<text:tab/>creacion del objeto</text:p>
      <text:p text:style-name="P6">- se usa NEW para asignar memoria</text:p>
      <text:p text:style-name="P6">-se usa un constructor para inicializar un objeto en esa memoria</text:p>
      <text:p text:style-name="P6"/>
      <text:p text:style-name="P6"><text:tab/>utilizacion de objeto</text:p>
      <text:p text:style-name="P6">-llamadas a metodos y atributos</text:p>
      <text:p text:style-name="P6"/>
      <text:p text:style-name="P6"><text:tab/>destruccion del objeto</text:p>
      <text:p text:style-name="P6">-se pierde la referencia en memoria, ya sea por finalizacion del programa, cambio o eliminacion de la variable,etc</text:p>
      <text:p text:style-name="P6">-El GARBAGE COLLECTOR leberara <text:s/>memoria cuando lo crea necesario</text:p>
      <text:p text:style-name="P6"><text:tab/>-Cada vez que creamos un nuevo objeto, el clr asigna memoria desde la porcion gestionada</text:p>
      <text:p text:style-name="P6"/>
      <text:p text:style-name="P6"><text:tab/>-Eventualmente el garbage collector liberara memoria de objetos sin referencia</text:p>
      <text:p text:style-name="P6"/>
      <text:p text:style-name="P6"/>
      <text:p text:style-name="P6">4- el clr administra dos segmentos de memoria, stack y heap</text:p>
      <text:p text:style-name="P6"/>
      <text:p text:style-name="P6">-el stack es liberado automaticamente y el heap es administrado por el GC</text:p>
      <text:p text:style-name="P6">-Los tipos de VALOR se almacenan en el stack</text:p>
      <text:p text:style-name="P6">-Los tipos REFERENCIA se almacenan en el heap</text:p>
      <text:p text:style-name="P6"/>
      <text:p text:style-name="P6"/>
      <text:p text:style-name="P6"/>
      <text:p text:style-name="P7"><text:span text:style-name="T1">5-</text:span><text:span text:style-name="T5">El tiempo de vida de una variable local está vinculado al ámbito en el que está declarada.</text:span></text:p>
      <text:p text:style-name="P1"><text:span text:style-name="T2"/></text:p>
      <text:p text:style-name="P1"><text:span text:style-name="T2">-Tiempo de vida corto (en general).-</text:span></text:p>
      <text:p text:style-name="P1"><text:span text:style-name="T2">-Creación y destrucción deterministas.</text:span></text:p>
      <text:p text:style-name="P5"/>
      <text:p text:style-name="P3"><text:span text:style-name="T2">El tiempo de vida de un objeto dinámico no está vinculado a su ámbito.</text:span></text:p>
      <text:p text:style-name="P3"><text:span text:style-name="T2">-Tiempo de vida más largo.</text:span></text:p>
      <text:p text:style-name="P4"><text:span text:style-name="T2">-Destrucción no determinista.</text:span></text:p>
      <text:p text:style-name="P4"><text:span text:style-name="T3"/></text:p>
      <text:p text:style-name="P4"><text:span text:style-name="T3">Creación y destrucción deterministas</text:span></text:p>
      <text:p text:style-name="P2"><text:span text:style-name="T2">-Una variable local se crea en el momento de declararla y se destruye al final del ámbito en el que está declarada. El punto inicial y el punto final de la vida del valor son deterministas; es decir, tienen lugar en momentos conocidos y fijos.</text:span></text:p>
      <text:p text:style-name="P8"><text:span text:style-name="T2"/></text:p>
      <text:p text:style-name="P8"><text:span text:style-name="T2"/></text:p>
      <text:p text:style-name="P9"><text:span text:style-name="T2">6-</text:span></text:p>
      <text:p text:style-name="P9"><text:span text:style-name="T2">--una constante es otro tipo de campo</text:span></text:p>
      <text:p text:style-name="P9"><text:span text:style-name="T2">-Contiene un valor que se asigna cuando se compila el programa y nunca cambia</text:span></text:p>
      <text:p text:style-name="P9"><text:span text:style-name="T2">-Las constantes se declaran con la palabra clave CONST, son utiles para que el codigo sea mas legible</text:span></text:p>
      <text:p text:style-name="P9"><text:soft-page-break/><text:span text:style-name="T2">ej </text:span></text:p>
      <text:p text:style-name="P9"><text:span text:style-name="T2"><text:s/>const int velocidadLimite=90;</text:span></text:p>
      <text:p text:style-name="P9"><text:span text:style-name="T2"/></text:p>
      <text:p text:style-name="P9"><text:span text:style-name="T4">7</text:span><text:span text:style-name="T2">- </text:span><text:span text:style-name="T4">Contiene un valor que se asigna cuando se compila el programa y no cambia</text:span></text:p>
      <text:p text:style-name="P9"><text:span text:style-name="T2"/></text:p>
      <text:p text:style-name="P10"><text:span text:style-name="T2">8-Los constructores con metodos especiales que se utilizan para inicializar objetos al momento de su creacion. En C#, la unica forma de crear un objeto es mediante el uso de la palabra reservada NEW para adquirir y asignar memoria. Aunque no se escriba ningun constructor, existe uno por defecto que se usa cuando se crea un objeto a partir de un tipo referencia. Los constructores llevan el mismo nombre de la clase.</text:span></text:p>
      <text:p text:style-name="P10"><text:span text:style-name="T2"><text:tab/>Su funcion es inicializar la memoria y convertirla en un objeto que se pueda utilizar.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1"><text:span text:style-name="T2">9-Constructor por defecto</text:span></text:p>
      <text:p text:style-name="P11"><text:span text:style-name="T2">-acceso publico</text:span></text:p>
      <text:p text:style-name="P11"><text:span text:style-name="T2">-no tiene tipo de retorno( ni siquiera void)</text:span></text:p>
      <text:p text:style-name="P11"><text:span text:style-name="T2">-no recibe ningun argumento</text:span></text:p>
      <text:p text:style-name="P11"><text:span text:style-name="T2">-inicializa todos los campos a cero, false o null</text:span></text:p>
      <text:p text:style-name="P10"><text:span text:style-name="T2"/></text:p>
      <text:p text:style-name="P10"><text:span text:style-name="T2"/></text:p>
      <text:p text:style-name="P10"><text:span text:style-name="T2">10- todos lo campos que no este inicializados en este constructor conservaran su inicializacion predeterminada a cero, false o null</text:span></text:p>
      <text:p text:style-name="P10"><text:span text:style-name="T2"/></text:p>
      <text:p text:style-name="P10"><text:span text:style-name="T2"/></text:p>
      <text:p text:style-name="P11"><text:span text:style-name="T2">11- cosntructores estaticos, que son los que inicializar clases(atributos estaticos)</text:span></text:p>
      <text:p text:style-name="P11"><text:span text:style-name="T2">-son los encargados de inicializar clases.</text:span></text:p>
      <text:p text:style-name="P11"><text:span text:style-name="T2">-solo inicializara los atributos estaticos.</text:span></text:p>
      <text:p text:style-name="P11"><text:span text:style-name="T2">-no debe llevar modificadores de accso.</text:span></text:p>
      <text:p text:style-name="P11"><text:span text:style-name="T2">-utiliza la palabra reservada static.</text:span></text:p>
      <text:p text:style-name="P11"><text:span text:style-name="T2">-no pueden recibir parametros.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oft-page-break/><text:span text:style-name="T2"/></text:p>
      <text:p text:style-name="P10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Franklin Gothic Medium" svg:font-family="'Franklin Gothic Medium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1" style:display-name="OBJEC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7e_LT_7e_Gliederung_20_2" style:display-name="OBJECT~LT~Gliederung 2" style:family="paragraph" style:parent-style-name="OBJEC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3" style:display-name="OBJECT~LT~Gliederung 3" style:family="paragraph" style:parent-style-name="OBJEC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4" style:display-name="OBJECT~LT~Gliederung 4" style:family="paragraph" style:parent-style-name="OBJEC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5" style:display-name="OBJECT~LT~Gliederung 5" style:family="paragraph" style:parent-style-name="OBJEC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6" style:display-name="OBJECT~LT~Gliederung 6" style:family="paragraph" style:parent-style-name="OBJEC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7" style:display-name="OBJECT~LT~Gliederung 7" style:family="paragraph" style:parent-style-name="OBJEC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8" style:display-name="OBJECT~LT~Gliederung 8" style:family="paragraph" style:parent-style-name="OBJEC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9" style:display-name="OBJECT~LT~Gliederung 9" style:family="paragraph" style:parent-style-name="OBJEC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Titel" style:display-name="OBJECT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7e_LT_7e_Untertitel" style:display-name="OBJEC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7e_LT_7e_Notizen" style:display-name="OBJEC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7e_LT_7e_Hintergrundobjekte" style:display-name="OBJEC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CT_7e_LT_7e_Hintergrund" style:display-name="OBJEC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19-09-04T17:15:12.468000000</dc:date>
    <meta:editing-duration>PT7M11S</meta:editing-duration>
    <meta:editing-cycles>3</meta:editing-cycles>
    <meta:document-statistic meta:table-count="0" meta:image-count="0" meta:object-count="0" meta:page-count="3" meta:paragraph-count="45" meta:word-count="463" meta:character-count="2776" meta:non-whitespace-character-count="2351"/>
  </office:meta>
</office:document-meta>
</file>